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text:p text:style-name="P2">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text:p text:style-name="P2">Comme précédemment, Edward attendit un instant avant que son téléphone ne vibre à nouveau. Cette fois-ci, la réponse de Lenna lui fit rater un battement de cœur. Elle avait compris. L'allusion au chat en était la preuve. Elle parlait de Bey. Restait maintenant à comprendre pourquoi elle lui demandait la couleur de son chat. Enfin surtout quelle réponse la jeune femme attendait. Les explications de Juliet et Alice lui avaient pas mal éclairci les idées à propos de la situation : tout le monde ne leur voulait pas du bien parmi ceux qui s'appelaient eux-même les « contractants ».</text:p>
      <text:p text:style-name="Standard"/>
      <text:p text:style-name="Standard">[strike]« Noir pourquoi ? Ca a vraiment une importance ? »[/strike]</text:p>
      <text:p text:style-name="Standard"/>
      <text:p text:style-name="Standard">Tout en effaçant ce qu'il avait commencé à taper, le blondin hésita quant à la marche à suivre. Jouer au bêta pouvait effectivement marcher, mais dans ce cas elle serait tout de même au courant du camp auquel il appartenait -pas vraiment pas choix. Et si c'était une Seraph ? Cela reviendrait à mettre une cible sur sa tête. Ne sachant trop que décider, Edward décida de temporiser en évitant la question.</text:p>
      <text:p text:style-name="Standard"/>
      <text:p text:style-name="Standard">« Eh bien... Je ne sais pas trop, pour l'instant les effets sont assez... impercepti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6-22T23:55:13.90</dc:date>
    <meta:editing-duration>P1DT19H42M18S</meta:editing-duration>
    <meta:editing-cycles>1039</meta:editing-cycles>
    <meta:generator>OpenOffice/4.1.2$Win32 OpenOffice.org_project/412m3$Build-9782</meta:generator>
    <meta:document-statistic meta:table-count="0" meta:image-count="0" meta:object-count="0" meta:page-count="15" meta:paragraph-count="86" meta:word-count="5224" meta:character-count="31214"/>
  </office:meta>
</office:document-meta>
</file>